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29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6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2e6db5" fo:background-color="#f5f5f5" style:diagonal-bl-tr="none" style:diagonal-tl-br="none" style:text-align-source="fix" style:repeat-content="false" fo:wrap-option="wrap" fo:border-left="0.74pt solid #2e6db5" style:direction="ltr" fo:border-right="0.74pt solid #2e6db5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2e6db5" style:direction="ltr" style:rotation-angle="0" style:rotation-align="none" style:shrink-to-fit="true" style:vertical-align="top" loext:vertical-justify="auto"/>
      <style:paragraph-properties fo:text-align="start" css3t:text-justify="auto" fo:margin-left="0.7335in" style:writing-mode="page"/>
      <style:text-properties fo:color="#2e6db5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f5f5f5" style:diagonal-bl-tr="none" style:diagonal-tl-br="none" style:text-align-source="fix" style:repeat-content="false" fo:wrap-option="wrap" fo:border="0.74pt solid #2e6db5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0.74pt solid #2e6db5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2e6db5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2e6db5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9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2e6db5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15"/>
        <table:table-column table:style-name="co2" table:default-cell-style-name="ce11"/>
        <table:table-column table:style-name="co3" table:default-cell-style-name="ce41"/>
        <table:table-column table:style-name="co4" table:number-columns-repeated="54" table:default-cell-style-name="Default"/>
        <table:table-row table:style-name="ro1">
          <table:table-cell table:style-name="Default" office:value-type="string" calcext:value-type="string">
            <text:p>Program</text:p>
          </table:table-cell>
          <table:table-cell table:style-name="ce8" office:value-type="string" calcext:value-type="string">
            <text:p>Total residents per year</text:p>
          </table:table-cell>
          <table:table-cell table:style-name="ce10" office:value-type="string" calcext:value-type="string">
            <text:p><text:span text:style-name="T1">Pass %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haba Medical Care/University of Alabama Medical Center Program Centreville, Alabama</text:p>
            <text:p>12001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84" calcext:value-type="percentage">
            <text:p>84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ley Hospital Corporation/South Baldwin Regional Medical Center Program Foley, Alabama</text:p>
            <text:p>1200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labama Medical Center (Huntsville) Program Huntsville, Alabama</text:p>
            <text:p>12001110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3" calcext:value-type="percentage">
            <text:p>98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South Alabama Program Mobile, Alabama</text:p>
            <text:p>12001110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labama Medical Center (Selma Dallas County) Program Selma, Alabama</text:p>
            <text:p>12001210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15" calcext:value-type="percentage">
            <text:p>96.1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uscaloosa College of Community Health Science Program Tuscaloosa, Alabama</text:p>
            <text:p>12001210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5" calcext:value-type="float">
            <text:p>15</text:p>
          </table:table-cell>
          <table:table-cell office:value-type="percentage" office:value="0.9867" calcext:value-type="percentage">
            <text:p>98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ptist Outreach Services (Montgomery) Program Montgomery, Alabama</text:p>
            <text:p>1200121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Vincent's East Program Birmingham, Alabama</text:p>
            <text:p>12001310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/Alaska Family Medicine Program Anchorage, Alaska</text:p>
            <text:p>12002215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Yuma Regional Medical Center Program Yuma, Arizona</text:p>
            <text:p>12003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steopathic Postdoctoral Training Institute Program Sierra Vista, Arizona</text:p>
            <text:p>12003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PTI/Mountain Vista Program Mesa, Arizona</text:p>
            <text:p>12003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untry Healthcare Program Flagstaff, Arizona</text:p>
            <text:p>12003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steopathic Postdoctoral Training Institute (Kingman) Program Kingman, Arizona</text:p>
            <text:p>12003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nner Good Samaritan Medical Center Program Phoenix, Arizona</text:p>
            <text:p>12003120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reighton University School of Medicine/St. Joseph's Medical Center (Phoenix) Program Phoenix, Arizona</text:p>
            <text:p>12003120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izona Program Tucson, Arizona</text:p>
            <text:p>12003120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brazo Central Program Phoenix, Arizona</text:p>
            <text:p>12003210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izona/UPHK Graduate Medical Education Consortium Program Tucson, Arizona</text:p>
            <text:p>1200331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norHealth Scottsdale Osborn Medical Center Program Scottsdale, Arizona</text:p>
            <text:p>12003320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/Area Health Education Center - Magnolia Rural Program Magnolia, Arkansas</text:p>
            <text:p>1200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ty Health-White County Medical Center Program Searcy, Arkansas</text:p>
            <text:p>12004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AMS Regional Centers Program Batesville, Arkansas</text:p>
            <text:p>1200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ptist Health Program North Little Rock, Arkansas</text:p>
            <text:p>12004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way Regional Health System Program Conway, Arkansas</text:p>
            <text:p>12004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Pine Bluff) Program Pine Bluff, Arkansas</text:p>
            <text:p>12004110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8571" calcext:value-type="percentage">
            <text:p>85.7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Northwest) Program Fayetteville, Arkansas</text:p>
            <text:p>12004210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Fort Smith) Program Fort Smith, Arkansas</text:p>
            <text:p>12004210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556" calcext:value-type="percentage">
            <text:p>95.5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Program Little Rock, Arkansas</text:p>
            <text:p>12004210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Northeast) Program Jonesboro, Arkansas</text:p>
            <text:p>12004214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Southwest) Program Texarkana, Arkansas</text:p>
            <text:p>12004215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Tulare Program Tulare, California</text:p>
            <text:p>12005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weah Delta Health Care District (KDHCD) Program Visalia, California</text:p>
            <text:p>12005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ierra Vista Program San Joaquin, California</text:p>
            <text:p>1200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Medical Group (Northern California)/Napa-Solano Program Vallejo, California</text:p>
            <text:p>1200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hasta Community Health Center Program Redding, California</text:p>
            <text:p>1200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-Inland Empire Consortium for Healthcare Education Program Redlands, California</text:p>
            <text:p>1200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ian Regional Medical Center Program Santa Maria, California</text:p>
            <text:p>1200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Health Centers of San Diego Program San Diego, California</text:p>
            <text:p>1200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, Riverside, School of Medicine Program San Bernardino, California</text:p>
            <text:p>1200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linica Sierra Vista - Bakersfield Program Bakersfield, California</text:p>
            <text:p>1200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 Muir Health Program Walnut Creek, California</text:p>
            <text:p>1200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Community Memorial Hospital Program Ventura, California</text:p>
            <text:p>1200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Downey Regional Medical Center Program Downey, California</text:p>
            <text:p>1200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manate Health Program West Covina, California</text:p>
            <text:p>1200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Chino Valley Medical Center Program Chino, California</text:p>
            <text:p>1200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(Santa Rosa) Program Santa Rosa, California</text:p>
            <text:p>1200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(San Jose) Program San Jose, California</text:p>
            <text:p>1200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iverside Community Hospital/University of California Riverside School of Medicine Program Riverside, California</text:p>
            <text:p>1200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571" calcext:value-type="percentage">
            <text:p>85.7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Ukiah Valley Program Ukiah, California</text:p>
            <text:p>1200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Health Team, Inc. Program Fresno, California</text:p>
            <text:p>12005007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arles R. Drew University of Medicine and Science, College of Medicine Program Los Angeles, California</text:p>
            <text:p>12005007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's Medical Center Program Stockton, California</text:p>
            <text:p>12005007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Agnes Medical Center (Fresno) Program Fresno, California</text:p>
            <text:p>12005007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 Hospital-Eureka Program Eureka, California</text:p>
            <text:p>12005007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/West (Montclair) Program Montclair, California</text:p>
            <text:p>12005007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143" calcext:value-type="percentage">
            <text:p>71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rrego Community Health Foundation DBA Borrego Health Program Hemet, California</text:p>
            <text:p>12005007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 University Medical Center - Murrieta Program Murrieta, California</text:p>
            <text:p>12005007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HS Southern California Medical Education Consortium Program Temecula, California</text:p>
            <text:p>12005007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ifelong Medical Care Program Richmond, California</text:p>
            <text:p>12005007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taMed Health Services Program South Gate, California</text:p>
            <text:p>12005007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Program Sacramento, California</text:p>
            <text:p>12005007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Health Rural Program Jackson, California</text:p>
            <text:p>12005007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sert Regional Medical Center Program Palm Springs, California</text:p>
            <text:p>12005007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ck Medicine Program Los Angeles, California</text:p>
            <text:p>12005007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avid Grant Medical Center Program Travis AFB, California</text:p>
            <text:p>1200511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21" calcext:value-type="percentage">
            <text:p>98.2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rn Medical Center Program Bakersfield, California</text:p>
            <text:p>12005110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Davis) Health System Program Sacramento, California</text:p>
            <text:p>12005110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836" calcext:value-type="percentage">
            <text:p>98.3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Los Angeles) Program Los Angeles, California</text:p>
            <text:p>12005110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CLA Medical Center Program Santa Monica, California</text:p>
            <text:p>12005110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ignity Health Family Medicine Residency at Northridge Hospital Northridge, California</text:p>
            <text:p>12005110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rowhead Regional Medical Center Program Colton, California</text:p>
            <text:p>12005110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692" calcext:value-type="percentage">
            <text:p>96.9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Francisco) Program San Francisco, California</text:p>
            <text:p>12005110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Medical Center of Santa Rosa/University of California (San Francisco) Program Santa Rosa, California</text:p>
            <text:p>12005110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entura County Medical Center Program Ventura, California</text:p>
            <text:p>12005110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Camp Pendleton) Program Camp Pendleton, California</text:p>
            <text:p>12005120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636" calcext:value-type="percentage">
            <text:p>96.3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Fontana) Program Fontana, California</text:p>
            <text:p>12005120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'Connor Hospital (San Jose) Program San Jose, California</text:p>
            <text:p>1200512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San Diego) Program San Diego, California</text:p>
            <text:p>1200512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isenhower Medical Center Program Rancho Mirage, California</text:p>
            <text:p>1200512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Hanford Program Hanford, California</text:p>
            <text:p>1200513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Consortium for Medical Education Family Medicine Program Modesto, California</text:p>
            <text:p>1200513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5" calcext:value-type="percentage">
            <text:p>98.1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Francisco)/Fresno Program Fresno, California</text:p>
            <text:p>12005210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Irvine) Program Orange, California</text:p>
            <text:p>12005210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ng Beach Memorial Medical Center Program Long Beach, California</text:p>
            <text:p>12005210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tividad Medical Center Program Salinas, California</text:p>
            <text:p>12005210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83" calcext:value-type="percentage">
            <text:p>97.8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Diego) Program San Diego, California</text:p>
            <text:p>12005210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esbyterian Intercommunity Hospital Program Whittier, California</text:p>
            <text:p>12005213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lendale Adventist Medical Center Program Glendale, California</text:p>
            <text:p>12005213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iverside University Health System/University of California Riverside Program Moreno Valley, California</text:p>
            <text:p>12005214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lifornia Hospital Medical Center (Dignity Health) Program Los Angeles, California</text:p>
            <text:p>12005214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Merced) Program Merced, California</text:p>
            <text:p>12005214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 University Program Loma Linda, California</text:p>
            <text:p>12005214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s Angeles County-Harbor-UCLA Medical Center Program Harbor City, California</text:p>
            <text:p>12005214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emorial Medical Center Program Los Angeles, California</text:p>
            <text:p>12005214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Riverside) Program Riverside, California</text:p>
            <text:p>12005215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Woodland Hills) Program Woodland Hills, California</text:p>
            <text:p>12005215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ignity Health Methodist Hospital of Sacramento Program Sacramento, California</text:p>
            <text:p>12005215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omona Valley Hospital Medical Center Program Pomona, California</text:p>
            <text:p>12005216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cripps Mercy Hospital (Chula Vista) Program Chula Vista, California</text:p>
            <text:p>12005216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tra Costa Regional Medical Center Program Martinez, California</text:p>
            <text:p>12005310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Redding) Program Redding, California</text:p>
            <text:p>12005310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n Joaquin General Hospital Program French Camp, California</text:p>
            <text:p>12005310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Anaheim) Program Santa Ana, California</text:p>
            <text:p>12005315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Health Program Sacramento, California</text:p>
            <text:p>1200531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Sterling Rural Program Greeley, Colorado</text:p>
            <text:p>12007006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Mary-Corwin Medical Center Program Pueblo, Colorado</text:p>
            <text:p>12007006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School of Medicine Program Aurora, Colorado</text:p>
            <text:p>1200700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althone Program Lone Tree, Colorado</text:p>
            <text:p>1200700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ill OPTI/Peak Vista Program Colorado Springs, Colorado</text:p>
            <text:p>12007006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Program Greeley, Colorado</text:p>
            <text:p>12007110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Anthony Hospital Program Westminster, Colorado</text:p>
            <text:p>12007120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96" calcext:value-type="percentage">
            <text:p>97.9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 Hospital Program Denver, Colorado</text:p>
            <text:p>12007120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HealthONE Rose Medical Center) Program Denver, Colorado</text:p>
            <text:p>12007210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Mary-Corwin Medical Center/Southern Colorado Family Medicine Pueblo, Colorado</text:p>
            <text:p>12007210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474" calcext:value-type="percentage">
            <text:p>94.7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HealthONE Swedish Medical Center) Program Littleton, Colorado</text:p>
            <text:p>12007215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University Hospital) Program Denver, Colorado</text:p>
            <text:p>12007216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oudre Valley Hospital /Fort Collins Family Medicine Program Fort Collins, Colorado</text:p>
            <text:p>12007310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Mary's Hospital and Medical Center Program Grand Junction, Colorado</text:p>
            <text:p>12007310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Rural Program Greeley, Colorado</text:p>
            <text:p>12007315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spect Manchester Hospital Program Manchester, Connecticut</text:p>
            <text:p>1200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amford Hospital/Columbia University College of Physicians and Surgeons Program Stamford, Connecticut</text:p>
            <text:p>12008110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nnecticut Program Hartford, Connecticut</text:p>
            <text:p>12008210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dlesex Hospital Program Middletown, Connecticut</text:p>
            <text:p>12008210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health Medical Center Program Dover, Delaware</text:p>
            <text:p>12009004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ristiana Care Health Services Program Wilmington, Delaware</text:p>
            <text:p>12009110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Francis Hospital Program Wilmington, Delaware</text:p>
            <text:p>12009214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/Georgetown University Hospital Program Colmar Manor, Maryland</text:p>
            <text:p>12010210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ward University Program Washington, Dist Columbia</text:p>
            <text:p>12010210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Kendall Baptist Hospital / Florida International University Program Miami, Florida</text:p>
            <text:p>1201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State University College of Medicine/Lee Memorial Health System Program Fort Myers, Florida</text:p>
            <text:p>1201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ange Park Medical Center Program Orange Park, Florida</text:p>
            <text:p>12011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Florida Regional Medical Center Program Gainesville, Florida</text:p>
            <text:p>12011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ward Health Program Ft. Lauderdale, Florida</text:p>
            <text:p>12011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keside Medical Center Program Belle Glade, Florida</text:p>
            <text:p>12011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Hospital Medical Center (East Orlando) Program Orlando, Florida</text:p>
            <text:p>12011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natee Memorial Hospital Program Bradenton, Florida</text:p>
            <text:p>12011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West Florida GME Consortium/St. Petersburg General Hospital Program St. Petersburg, Florida</text:p>
            <text:p>12011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West Florida GME Consortium/Oak Hill Hospital Program Brooksville, Florida</text:p>
            <text:p>12011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entral Florida College of Medicine/HCA GME Consortium (Ocala) Ocala, Florida</text:p>
            <text:p>12011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8125" calcext:value-type="percentage">
            <text:p>81.2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of South Florida, Inc. (CHI) Program Miami, Florida</text:p>
            <text:p>12011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metto General Hospital Program Hialeah, Florida</text:p>
            <text:p>12011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rinquen Health Care Center, Inc. Program Miami, Florida</text:p>
            <text:p>12011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rkin Community Hospital Program South Miami, Florida</text:p>
            <text:p>12011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chester General Hospital, Inc. Program Miami, Florida</text:p>
            <text:p>12011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m Beach Consortium for Graduate Medical Education Program St. Lucie, Florida</text:p>
            <text:p>12011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rkin Community Hospital Palm Springs Campus Program Hialeah, Florida</text:p>
            <text:p>12011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Health Program Sebring, Florida</text:p>
            <text:p>12011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State University College of Medicine Program Winter Haven, Florida</text:p>
            <text:p>12011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lifax Medical Center Program Daytona Beach, Florida</text:p>
            <text:p>12011110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Vincent's Medical Center Program Jacksonville, Florida</text:p>
            <text:p>12011110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allahassee Memorial Healthcare Family Medicine Program Tallahassee, Florida</text:p>
            <text:p>12011110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Hospital Medical Center Program Winter Park, Florida</text:p>
            <text:p>12011110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front Medical Center Program St. Petersburg, Florida</text:p>
            <text:p>12011110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S Air Force Regional Hospital/Headquarters Air Armament Center (AFMC) Program Eglin AFB, Florida</text:p>
            <text:p>1201112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62" calcext:value-type="percentage">
            <text:p>97.6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Pensacola) Program Pensacola, Florida</text:p>
            <text:p>12011120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Jacksonville) Program Jacksonville, Florida</text:p>
            <text:p>12011210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Florida Program Gainesville, Florida</text:p>
            <text:p>12011210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ackson Memorial Hospital/Jackson Health System Program Miami, Florida</text:p>
            <text:p>12011210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llege of Medicine, Mayo Clinic (Jacksonville) Program Jacksonville, Florida</text:p>
            <text:p>12011215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South Florida (Morton Plant Mease Health Care) Program Clearwater, Florida</text:p>
            <text:p>1201121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 Georgia Medical Education and Research Consortium Program Moutrie, Georgia</text:p>
            <text:p>12012000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winnett Medical Center Program Lawrenceville, Georgia</text:p>
            <text:p>12012006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uston Healthcare System Program Warner Robins, Georgia</text:p>
            <text:p>12012006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llstar Kennestone Regional Medical Center Program Smyrna, Georgia</text:p>
            <text:p>1201200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east Georgia Medical Center Gainesville, Georgia</text:p>
            <text:p>12012006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tin Army Community Hospital Fort Benning, Georgia</text:p>
            <text:p>12012110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e Medical Center (Columbus) Program Columbus, Georgia</text:p>
            <text:p>12012110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1" calcext:value-type="percentage">
            <text:p>98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ealth-University Medical Center/Mercer University School of Medicine (Savannah) Program Savannah, Georgia</text:p>
            <text:p>12012110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enter of Central Georgia/Mercer University School of Medicine Program Macon, Georgia</text:p>
            <text:p>12012120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wight David Eisenhower Army Medical Center Program Fort Gordon, Georgia</text:p>
            <text:p>12012210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Georgia Program Augusta, Georgia</text:p>
            <text:p>12012210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14" calcext:value-type="percentage">
            <text:p>97.1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rehouse School of Medicine Program East Point, Georgia</text:p>
            <text:p>12012214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hoebe Putney Memorial Hospital (Southwest Georgia) Program Albany, Georgia</text:p>
            <text:p>12012215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tlanta Medical Center Program Morrow, Georgia</text:p>
            <text:p>12012215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mory University Program Dunwoody, Georgia</text:p>
            <text:p>12012215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Satilla Health Program Waycross, Georgia</text:p>
            <text:p>12012216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yd Medical Center Program Rome, Georgia</text:p>
            <text:p>12012310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waii Health Systems Corporation - Hilo Medical Center Program Hilo, Hawaii</text:p>
            <text:p>1201400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pler Army Medical Center Program Honolulu, Hawaii</text:p>
            <text:p>12014215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Hawaii Program Aiea, Hawaii</text:p>
            <text:p>12014215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ootenai Health Program Coeur d'Alene, Idaho</text:p>
            <text:p>1201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Nampa Program Nampa, Idaho</text:p>
            <text:p>1201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daho State University Rural Program Pocatello, Idaho</text:p>
            <text:p>1201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Healthcare/Eastern Idaho Regional Medical Center Program Idaho Falls, Idaho</text:p>
            <text:p>1201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Program Boise, Idaho</text:p>
            <text:p>12015110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daho State University Program Pocatello, Idaho</text:p>
            <text:p>12015215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Rural Program Boise, Idaho</text:p>
            <text:p>12015215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(Magic Valley) Rural Program Boise, Idaho</text:p>
            <text:p>1201521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 Program Grayslake, Illinois</text:p>
            <text:p>12016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ciscan St. James Health Program Olympia Fields, Illinois</text:p>
            <text:p>12016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le Foundation Hospital/Carle Bromenn Medical Center Program Normal, Illinois</text:p>
            <text:p>12016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wegian American Hospital Program Chicago, Illinois</text:p>
            <text:p>12016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 (Delnor) Program Geneva, Illinois</text:p>
            <text:p>12016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le Foundation Hospital Urbana, Illinois</text:p>
            <text:p>12016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Covenant Hospital Program Chicago, Illinois</text:p>
            <text:p>12016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333" calcext:value-type="percentage">
            <text:p>8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health GME Consortium Program Rockford, Illinois</text:p>
            <text:p>12016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wndale Christian Health Center Program Chicago, Illinois</text:p>
            <text:p>12016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School of Medicine Program Alton, Illinois</text:p>
            <text:p>12016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cNeal Hospital Program Berwyn, Illinois</text:p>
            <text:p>12016110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Carbondale) Program Carbondale, Illinois</text:p>
            <text:p>12016110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" calcext:value-type="percentage">
            <text:p>96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 H. Stroger Hospital of Cook County Program Chicago, Illinois</text:p>
            <text:p>12016111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urrection Medical Center Program Chicago, Illinois</text:p>
            <text:p>12016111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 Hospital Chicago, Illinois</text:p>
            <text:p>12016111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ocate Lutheran General Hospital Program Park Ridge, Illinois</text:p>
            <text:p>12016111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La Grange Memorial Hospital Program La Grange, Illinois</text:p>
            <text:p>12016111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Peoria Program Peoria, Illinois</text:p>
            <text:p>12016111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24" calcext:value-type="percentage">
            <text:p>95.2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(Rockford) Rural Program Dixon, Illinois</text:p>
            <text:p>1201611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ackson Park Hospital Program Chicago, Illinois</text:p>
            <text:p>12016123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ints Mary and Elizabeth Medical Center Program Chicago, Illinois</text:p>
            <text:p>1201612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61" calcext:value-type="percentage">
            <text:p>96.6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/Erie-Humboldt Park Program Chicago, Illinois</text:p>
            <text:p>1201612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14" calcext:value-type="percentage">
            <text:p>97.1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insdale Hospital Program Hinsdale, Illinois</text:p>
            <text:p>12016211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Program Springfield, Illinois</text:p>
            <text:p>12016211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Decatur) Program Decatur, Illinois</text:p>
            <text:p>12016213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ocate Christ Medical Center Program Oak Lawn, Illinois</text:p>
            <text:p>12016213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Quincy) Program Quincy, Illinois</text:p>
            <text:p>12016213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Louis University School of Medicine (Belleville) Program O'Fallon, Illinois</text:p>
            <text:p>12016214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0.9403" calcext:value-type="percentage">
            <text:p>94.0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Chicago/Advocate Illinois Masonic Med Ctr Program Chicago, Illinois</text:p>
            <text:p>12016214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Chicago Program Chicago, Illinois</text:p>
            <text:p>12016214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ush University Medical Center/Copley Memorial Hospital Program Aurora, Illinois</text:p>
            <text:p>12016216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hicago (NorthShore) Program Glenview, Illinois</text:p>
            <text:p>1201621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Covenant Hospital Program Chicago, Illinois</text:p>
            <text:p>12016311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Suburban Medical Center Program Oak Park, Illinois</text:p>
            <text:p>12016311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Rockford Program Rockford, Illinois</text:p>
            <text:p>12016311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 Sinai Hospital Medical Center of Chicago Program Chicago, Illinois</text:p>
            <text:p>12016316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nsas City University of Medicine &amp; Biosciences-GME Consortium (KCU-GMEC)/Reid Health Program Richmond, Indiana</text:p>
            <text:p>1201700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Network, Inc. Program Greenwood, Indiana</text:p>
            <text:p>12017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(Arnett) Program Lafayette, Indiana</text:p>
            <text:p>12017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(Jasper) Program Jasper, Indiana</text:p>
            <text:p>12017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ospitals of Indianapolis Program Indianapolis, Indiana</text:p>
            <text:p>12017111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ciscan Health Indianapolis Program Indianapolis, Indiana</text:p>
            <text:p>12017111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Program Indianapolis, Indiana</text:p>
            <text:p>12017111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Vincent Hospital and Health Care Center Program Indianapolis, Indiana</text:p>
            <text:p>12017111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Health Ball Memorial Hospital Program Muncie, Indiana</text:p>
            <text:p>12017111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ospital of South Bend Program South Bend, Indiana</text:p>
            <text:p>12017111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's Regional Medical Center (South Bend) Program Mishawaka, Indiana</text:p>
            <text:p>12017111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on Hospital Program Terre Haute, Indiana</text:p>
            <text:p>12017111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aconess Hospital Program Evansville, Indiana</text:p>
            <text:p>12017211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rt Wayne Medical Education Program Fort Wayne, Indiana</text:p>
            <text:p>12017211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adlawns Medical Center Program Des Moines, Iowa</text:p>
            <text:p>12018111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owa Hospitals and Clinics Program Iowa City, Iowa</text:p>
            <text:p>12018111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nesis Health System (Quad Cities) Program Davenport, Iowa</text:p>
            <text:p>12018211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iouxland Medical Education Foundation Program Sioux City, Iowa</text:p>
            <text:p>12018211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east Iowa Medical Education Foundation Program Waterloo, Iowa</text:p>
            <text:p>12018211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Mason City) Program Mason City, Iowa</text:p>
            <text:p>12018213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ospital Medical Center (Des Moines) Program Des Moines, Iowa</text:p>
            <text:p>12018215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dar Rapids Medical Education Foundation Program Cedar Rapids, Iowa</text:p>
            <text:p>12018221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22" calcext:value-type="percentage">
            <text:p>97.2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Iowa Health System (Iowa Lutheran Hospital) Program Des Moines, Iowa</text:p>
            <text:p>12018311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School of Medicine Program Kansas City, Kansas</text:p>
            <text:p>12019111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Wesley Program Wichita, Kansas</text:p>
            <text:p>12019111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Salina Program Salina, Kansas</text:p>
            <text:p>12019213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Via Christi Hospitals Wichita Program Wichita, Kansas</text:p>
            <text:p>12019216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8" calcext:value-type="float">
            <text:p>18</text:p>
          </table:table-cell>
          <table:table-cell office:value-type="percentage" office:value="0.9888" calcext:value-type="percentage">
            <text:p>98.8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ppalachian Osteopathic Postgraduate Training Institute Consortium/Lake Cumberland Regional Hospital Program Somerset, Kentucky</text:p>
            <text:p>12020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ppalachian Osteopathic Postgraduate Training Institute Consortium Program Pikeville, Kentucky</text:p>
            <text:p>12020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School of Medicine (Owensboro) Program Owensboro, Kentucky</text:p>
            <text:p>12020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Elizabeth Medical Center Program Edgewood, Kentucky</text:p>
            <text:p>12020111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Program Lexington, Kentucky</text:p>
            <text:p>12020211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Program Louisville, Kentucky</text:p>
            <text:p>12020211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(Hazard) Program Hazard, Kentucky</text:p>
            <text:p>12020215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(Glasgow) Program Glasgow, Kentucky</text:p>
            <text:p>12020216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over Clinic Foundation Program Madisonville, Kentucky</text:p>
            <text:p>12020311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(Morehead) Rural Program Morehead, Kentucky</text:p>
            <text:p>1202031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Medical Center/Louisiana State University (Lafayette) Program Lafayette, Louisiana</text:p>
            <text:p>12021111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Medical Center (Shreveport) Rural Program Shreveport, Louisiana</text:p>
            <text:p>12021115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Bogalusa) Program Bogalusa, Louisiana</text:p>
            <text:p>1202113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Shreveport) Program Shreveport, Louisiana</text:p>
            <text:p>12021211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Medical Center/Louisiana State University (Shreveport)/Monroe Program Monroe, Louisiana</text:p>
            <text:p>12021214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143" calcext:value-type="percentage">
            <text:p>91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ton Rouge General Medical Center Program Baton Rouge, Louisiana</text:p>
            <text:p>1202121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Lake Charles) Program Lake Charles, Louisiana</text:p>
            <text:p>12021215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Jefferson General Hospital Program Metairie, Louisiana</text:p>
            <text:p>12021216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Kenner) Program Kenner, Louisiana</text:p>
            <text:p>1202121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Shreveport)/Rapides Regional Medical Center Program Alexandria, Louisiana</text:p>
            <text:p>12021315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43" calcext:value-type="percentage">
            <text:p>96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Maine Medical Center Program Lewiston, Maine</text:p>
            <text:p>12022111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ern Maine Medical Center Program Bangor, Maine</text:p>
            <text:p>12022121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ine-Dartmouth Family Practice Program Augusta, Maine</text:p>
            <text:p>12022221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ine Medical Center Program Portland, Maine</text:p>
            <text:p>12022311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ince George's Hospital Center Program Cheverly, Maryland</text:p>
            <text:p>1202300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 (MSOPTI)/Meritus Medical Center Program Hagerstown, Maryland</text:p>
            <text:p>1202300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klin Square Hospital Center Program Baltimore, Maryland</text:p>
            <text:p>12023121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ryland School of Medicine Baltimore, Maryland</text:p>
            <text:p>12023211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565" calcext:value-type="percentage">
            <text:p>95.6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eward Carney Hospital Inc. Program Boston, Massachusetts</text:p>
            <text:p>1202400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ssachusetts Program Worcester, Massachusetts</text:p>
            <text:p>12024211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516" calcext:value-type="percentage">
            <text:p>95.1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ater Lawrence Family Health Center Program Lawrence, Massachusetts</text:p>
            <text:p>12024215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ston University Medical Center Program Boston, Massachusetts</text:p>
            <text:p>12024216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8" calcext:value-type="percentage">
            <text:p>98.1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ssachusetts (Fitchburg) Program Fitchburg, Massachusetts</text:p>
            <text:p>12024311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ufts University at Cambridge Health Alliance Program Malden, Massachusetts</text:p>
            <text:p>1202431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morial Hospital System Program Monroe, Michigan</text:p>
            <text:p>12025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troit Medical Center/Wayne State University (Sinai Grace) Program Detroit, Michigan</text:p>
            <text:p>1202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55" calcext:value-type="percentage">
            <text:p>93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chigan State University Program Alma, Michigan</text:p>
            <text:p>1202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keland Health Program Saint Joseph, Michigan</text:p>
            <text:p>1202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31" calcext:value-type="percentage">
            <text:p>92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tro Health University of Michigan Health (Metro Health) Program Wyoming, Michigan</text:p>
            <text:p>1202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Oakland Program Pontiac, Michigan</text:p>
            <text:p>1202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tsford Hospital Program Farmington Hills, Michigan</text:p>
            <text:p>1202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Allegiance Health Program Jackson, Michigan</text:p>
            <text:p>1202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ealth Program Muskegon, Michigan</text:p>
            <text:p>1202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scension Macomb-Oakland Hospital Program Warren, Michigan</text:p>
            <text:p>1202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Macomb Hospital Program Clinton Township, Michigan</text:p>
            <text:p>1202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troit Wayne County Health Authority (Authority Health) GME Consortium Program Detroit, Michigan</text:p>
            <text:p>1202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Oakland (Macomb) Program Clinton Township, Michigan</text:p>
            <text:p>1202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Health Care/Greater Lansing/MSU Program Lansing, Michigan</text:p>
            <text:p>1202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Health Care/Bay/MSU Program Bay City, Michigan</text:p>
            <text:p>1202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Michigan University Homer Stryker MD School of Medicine (Battle Creek) Program Battle Creek, Michigan</text:p>
            <text:p>1202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ectrum Health/Michigan State University Program Grand Rapids, Michigan</text:p>
            <text:p>1202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arden City Hospital Program Garden City, Michigan</text:p>
            <text:p>12025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hn Hospital and Medical Center Program St. Clair Shores, Michigan</text:p>
            <text:p>12025111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akland Physicians Medical Center Program Pontiac, Michigan</text:p>
            <text:p>12025121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1" calcext:value-type="percentage">
            <text:p>93.1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ealth Grand Rapids Program Grand Rapids, Michigan</text:p>
            <text:p>12025211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illiam Beaumont Hospital-Grosse Pointe Program St. Clair Shores, Michigan</text:p>
            <text:p>12025211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Michigan University Homer Stryker MD School of Medicine Kalamazoo, Michigan</text:p>
            <text:p>12025211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arrow Hospital/Michigan State University Program Lansing, Michigan</text:p>
            <text:p>12025211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 and Medical Centers Program Southfield, Michigan</text:p>
            <text:p>12025211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 P Health System-Marquette Program Marquette, Michigan</text:p>
            <text:p>1202521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67" calcext:value-type="percentage">
            <text:p>96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illiam Beaumont Hospital Program Sterling Heights, Michigan</text:p>
            <text:p>12025213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chigan Program Ann Arbor, Michigan</text:p>
            <text:p>12025214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Hospital/Wayne State University Program Detroit, Michigan</text:p>
            <text:p>12025214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Regional Medical Center Program Flint, Michigan</text:p>
            <text:p>12025215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unson Medical Center Program Traverse City, Michigan</text:p>
            <text:p>12025216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 Mercy (Livingston) Hospital Program Brighton, Michigan</text:p>
            <text:p>1202521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yne State University School of Medicine Program Rochester, Michigan</text:p>
            <text:p>1202521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nesys Regional Medical Center Program Grand Blanc, Michigan</text:p>
            <text:p>12025311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Michigan Medical Center-Midland Program Midland, Michigan</text:p>
            <text:p>12025311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Michigan University College of Medicine Program Saginaw, Michigan</text:p>
            <text:p>12025311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akwood Annapolis Hospital Program Wayne, Michigan</text:p>
            <text:p>1202531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Mary Mercy Hospital Program Livonia, Michigan</text:p>
            <text:p>1202531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althPartners Institute for Education and Research/Regions Hospital Program St. Louis Park, Minnesota</text:p>
            <text:p>1202600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nepin County Medical Center Program Minneapolis, Minnesota</text:p>
            <text:p>12026111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 John's Hospital Program St. Paul, Minnesota</text:p>
            <text:p>12026116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 Joseph's Hospital Program St. Paul, Minnesota</text:p>
            <text:p>12026126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 (Duluth) Program Duluth, Minnesota</text:p>
            <text:p>12026211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llege of Medicine, Mayo Clinic (Rochester) Program Kasson, Minnesota</text:p>
            <text:p>12026211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lina Hospitals &amp; Clinics Program St. Paul, Minnesota</text:p>
            <text:p>12026215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 (Mankato) Program Mankato, Minnesota</text:p>
            <text:p>12026215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. Cloud Hospital Program St. Cloud, Minnesota</text:p>
            <text:p>12026215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Methodist Hospital Program St. Louis Park, Minnesota</text:p>
            <text:p>12026216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University of Minnesota Medical Center  Program Minneapolis, Minnesota</text:p>
            <text:p>1202621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North Memorial Health Care Program Minneapolis, Minnesota</text:p>
            <text:p>12026316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rrest General Hospital Program Hattiesburg, Mississippi</text:p>
            <text:p>1202700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Central Mississippi Health Network, Inc. Program Meridian, Mississippi</text:p>
            <text:p>1202700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6" calcext:value-type="percentage">
            <text:p>6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ssissippi Medical Education and Research Consortium Program Greenville, Mississippi</text:p>
            <text:p>12027005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issippi Medical Center Program Jackson, Mississippi</text:p>
            <text:p>12027211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Mississippi Medical Center (Tupelo) Program Tupelo, Mississippi</text:p>
            <text:p>1202721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487" calcext:value-type="percentage">
            <text:p>94.8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ill OPTI Program Kirksville, Missouri</text:p>
            <text:p>12028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nsas City University of Medicine &amp; Biosciences-GME Consortium (KCU-GMEC)/St. Luke's Des Peres Program St. Louis, Missouri</text:p>
            <text:p>1202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-Columbia School of Medicine/Capital Region Medical Center Program Jefferson City, Missouri</text:p>
            <text:p>1202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-Columbia Program Columbia, Missouri</text:p>
            <text:p>12028111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earch Medical Center Program Kansas City, Missouri</text:p>
            <text:p>12028211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28" calcext:value-type="percentage">
            <text:p>98.2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ospital (St. Louis) Program St. Louis, Missouri</text:p>
            <text:p>12028211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 at Kansas City Program Kansas City, Missouri</text:p>
            <text:p>12028214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667" calcext:value-type="percentage">
            <text:p>96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x Medical Center Program Springfield, Missouri</text:p>
            <text:p>12028214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Louis University School of Medicine Program St. Louis, Missouri</text:p>
            <text:p>1202831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e University of Montana Program Missoula, Montana</text:p>
            <text:p>12029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ntana Family Medicine Residency Program Billings, Montana</text:p>
            <text:p>12029215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braska Medical Center College of Medicine Program Omaha, Nebraska</text:p>
            <text:p>12030211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braska Medical Center/Clarkson Regional Health Service Program Omaha, Nebraska</text:p>
            <text:p>12030214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braska Medical Center College of Medicine Rural Program Omaha, Nebraska</text:p>
            <text:p>12030215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incoln Medical Education Partnership Program Lincoln, Nebraska</text:p>
            <text:p>12030311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3" calcext:value-type="percentage">
            <text:p>97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reighton University Program Omaha, Nebraska</text:p>
            <text:p>12030311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vada School of Medicine Rural Program Las Vegas, Nevada</text:p>
            <text:p>1203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Valley Hospital (Las Vegas) Program Las Vegas, Nevada</text:p>
            <text:p>1203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rise Health GME Consortium Program Las Vegas, Nevada</text:p>
            <text:p>1203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75" calcext:value-type="percentage">
            <text:p>8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Health System Program Las Vegas, Nevada</text:p>
            <text:p>1203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ke O'Callaghan Federal Hospital/Nellis Air Force Base Program Nellis AFB, Nevada</text:p>
            <text:p>1203113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vada School of Medicine (Las Vegas) Program Las Vegas, Nevada</text:p>
            <text:p>12031214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vada School of Medicine Program Reno, Nevada</text:p>
            <text:p>12031214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Healthcare/Tufts University School of Medicine/Portsmouth Regional Hospital Program Portsmouth, New Hampshire</text:p>
            <text:p>1203200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cord Hospital/New Hampshire-Dartmouth Family Practice Program Concord, New Hampshire</text:p>
            <text:p>1203231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spira Health Network (Vineland) Program Vineland, New Jersey</text:p>
            <text:p>12033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owan SOM/Kennedy University/Our Lady of Lourdes Health System Program Stratford, New Jersey</text:p>
            <text:p>12033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889" calcext:value-type="percentage">
            <text:p>88.89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ckensack University Medical Center (Palisades) Program North Bergen, New Jersey</text:p>
            <text:p>1203300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cean Medical Center Program Brick, New Jersey</text:p>
            <text:p>1203300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tlantic Health Program Morristown, New Jersey</text:p>
            <text:p>12033006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boken University Medical Center Program Jersey City, New Jersey</text:p>
            <text:p>1203300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tanticare Regional Medical Center Program Atlantic City, New Jersey</text:p>
            <text:p>12033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pital Health Regional Medical Center Program Pennington, New Jersey</text:p>
            <text:p>12033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spira Health Network Program Mullica Hill, New Jersey</text:p>
            <text:p>12033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FK Medical Center Program Edison, New Jersey</text:p>
            <text:p>12033111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unterdon Medical Center Program Flemington, New Jersey</text:p>
            <text:p>12033111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boken University Medical Center/New York Medical College Program Hoboken, New Jersey</text:p>
            <text:p>12033111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side Hospital Program Verona, New Jersey</text:p>
            <text:p>12033111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obert Wood Johnson University Hospital Somerset Program Somerville, New Jersey</text:p>
            <text:p>12033111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tlantic Health (Overlook) Program Summit, New Jersey</text:p>
            <text:p>12033111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rtua Program Voorhees, New Jersey</text:p>
            <text:p>1203312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MDNJ-Robert Wood Johnson at CentraState Program Freehold, New Jersey</text:p>
            <text:p>12033126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utgers Robert Wood Johnson Medical School Program New Brunswick, New Jersey</text:p>
            <text:p>12033214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rren Hospital Program Phillipsburg, New Jersey</text:p>
            <text:p>12033214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spira Health Network Graduate Medical Education Family Medicine Woodbury Woodbury, New Jersey</text:p>
            <text:p>12033214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5" calcext:value-type="percentage">
            <text:p>95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MDNJ-Robert Wood Johnson Medical School/Capital Health System-Fuld Campus Program Trenton, New Jersey</text:p>
            <text:p>1203321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idalgo Medical Services Program Silver City, New Mexico</text:p>
            <text:p>12034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889" calcext:value-type="percentage">
            <text:p>88.89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Medical Center Program Alamogordo, New Mexico</text:p>
            <text:p>12034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w Mexico Program Albuquerque, New Mexico</text:p>
            <text:p>12034211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Medical Center (Las Cruces) Program Las Cruces, New Mexico</text:p>
            <text:p>12034215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w Mexico (Santa Fe) Rural Program Santa Fe, New Mexico</text:p>
            <text:p>12034215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stitute for Family Health (Harlem) Program New York, New York</text:p>
            <text:p>12035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286" calcext:value-type="percentage">
            <text:p>92.8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Vermont Health Network-Champlain Valley Physicians Hospital Program Plattsburgh, New York</text:p>
            <text:p>12035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fstra Northwell School of Medicine at Plainview Hospital Program Plainview, New York</text:p>
            <text:p>1203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ochester General Hospital Program Batavia, New York</text:p>
            <text:p>12035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ood Samaritan Hospital Medical Center Program West Islip, New York</text:p>
            <text:p>12035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not Ogden Medical Center Program Elmira, New York</text:p>
            <text:p>12035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167" calcext:value-type="percentage">
            <text:p>91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YCOMEC Program Middletown, New York</text:p>
            <text:p>12035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hn's Episcopal Hospital-South Shore Program Far Rockaway, New York</text:p>
            <text:p>1203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143" calcext:value-type="percentage">
            <text:p>71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maritan Medical Center Program Watertown, New York</text:p>
            <text:p>12035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at Buffalo School of Medicine Program Buffalo, New York</text:p>
            <text:p>1203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YCOMEC/Nassau University Program East Meadow, New York</text:p>
            <text:p>1203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Zucker School of Medicine at Hofstra/Northwell at Peconic Bay Medical Center Riverhead, New York</text:p>
            <text:p>1203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iagara Falls Memorial Medical Center Program Niagara Falls, New York</text:p>
            <text:p>1203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ur Lady of Lourdes Memorial Hospital Inc. Program Binghamton, New York</text:p>
            <text:p>1203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Y Upstate Medical University Program Syracuse, New York</text:p>
            <text:p>1203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alth Quest Program Rhinebeck, New York</text:p>
            <text:p>1203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SLIJHS/Hofstra North Shore-LIJ School of Medicine at Glen Cove Program Glen Cove, New York</text:p>
            <text:p>12035112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ted Health Services Hospitals Program Johnson City, New York</text:p>
            <text:p>12035112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bert Einstein College of Medicine/Jamaica Hospital Medical Center Program Jamaica, New York</text:p>
            <text:p>12035112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utheran Medical Center Program Brooklyn, New York</text:p>
            <text:p>12035112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cahn School of Medicine at Mount Sinai (South Nassau) Program Oceanside, New York</text:p>
            <text:p>12035112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Elizabeth Medical Center (Utica) Program Utica, New York</text:p>
            <text:p>12035112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w York Medical College at St Joseph's Medical Center Program Yonkers, New York</text:p>
            <text:p>12035112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llis Hospital of Schenectady Program Schenectady, New York</text:p>
            <text:p>12035122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6" calcext:value-type="percentage">
            <text:p>96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bany Medical Center Program Albany, New York</text:p>
            <text:p>12035211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SLIJHS/Hofstra North Shore-LIJ School of Medicine at Southside Hospital Program Bay Shore, New York</text:p>
            <text:p>12035211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348" calcext:value-type="percentage">
            <text:p>93.4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-Hudson Family Health Institute Program Kingston, New York</text:p>
            <text:p>12035212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8864" calcext:value-type="percentage">
            <text:p>88.6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bert Einstein College of Medicine Program Bronx, New York</text:p>
            <text:p>12035212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Y Health Science Center at Brooklyn Program Brooklyn, New York</text:p>
            <text:p>12035212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Rochester/Highland Hospital of Rochester Program Rochester, New York</text:p>
            <text:p>12035212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Y Health Science Center at Syracuse/St Joseph's Hospital Health Center Program Syracuse, New York</text:p>
            <text:p>12035212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0.9565" calcext:value-type="percentage">
            <text:p>95.6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Y at Stony Brook Program Southampton, New York</text:p>
            <text:p>12035214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nx-Lebanon Hospital Center Program Bronx, New York</text:p>
            <text:p>12035214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at Buffalo Program Buffalo, New York</text:p>
            <text:p>12035214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at Buffalo Rural Program Olean, New York</text:p>
            <text:p>12035215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oklyn Hospital Center Program Brooklyn, New York</text:p>
            <text:p>12035215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w York Presbyterian Hospital (Columbia Campus) Program New York, New York</text:p>
            <text:p>12035215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fstra Northwell School of Medicine/Phelps Hospital Program Sleepy Hollow, New York</text:p>
            <text:p>1203521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w York Medical College  Program Clifton, New Jersey</text:p>
            <text:p>1203531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cahn School of Medicine at Mount Sinai (Downtown) Urban Program New York, New York</text:p>
            <text:p>12035325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vant Health Program Cornelius, North Carolina</text:p>
            <text:p>12036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mpbell University Program Lumberton, North Carolina</text:p>
            <text:p>12036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mpbell University/Harnett Health Program Lillington, North Carolina</text:p>
            <text:p>12036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mpbell University/Sampson Regional Medical Center Program Clinton, North Carolina</text:p>
            <text:p>12036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Area Health Education Center (Boone) Program Boone, North Carolina</text:p>
            <text:p>12036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dant Medical Center Program Greenville, North Carolina</text:p>
            <text:p>1203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Area Health Education Center Program Asheville, North Carolina</text:p>
            <text:p>12036112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olinas Medical Center Program Charlotte, North Carolina</text:p>
            <text:p>12036112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1" calcext:value-type="percentage">
            <text:p>98.1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ses H Cone Memorial Hospital Program Greensboro, North Carolina</text:p>
            <text:p>12036112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dant Medical Center/East Carolina University Program Greenville, North Carolina</text:p>
            <text:p>12036112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1" calcext:value-type="percentage">
            <text:p>98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Camp Lejeune Program Camp Lejeune, North Carolina</text:p>
            <text:p>12036126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omack Army Medical Center Program Fort Bragg, North Carolina</text:p>
            <text:p>12036210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uke University Hospital Program Durham, North Carolina</text:p>
            <text:p>12036212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583" calcext:value-type="percentage">
            <text:p>95.8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Area Health Education Center Rural Program Hendersonville, North Carolina</text:p>
            <text:p>12036215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trium Health Cabarrus Program Concord, North Carolina</text:p>
            <text:p>12036215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w Hanover Regional Medical Center Program Wilmington, North Carolina</text:p>
            <text:p>12036216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olinas Medical Center Rural Program Monroe, North Carolina</text:p>
            <text:p>12036216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orth Carolina Hospitals Program Chapel Hill, North Carolina</text:p>
            <text:p>12036312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Regional Area Health Education Center/Duke University Hospital Program Fayetteville, North Carolina</text:p>
            <text:p>12036312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ke Forest University School of Medicine Program Winston Salem, North Carolina</text:p>
            <text:p>12036312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orth Dakota (Hettinger) Program Bismark, North Dakota</text:p>
            <text:p>1203700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 of North Dakota School of Medicine and Health Sciences Rural Program Williston, North Dakota</text:p>
            <text:p>12037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75" calcext:value-type="percentage">
            <text:p>8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 of North Dakota School of Medicine and Health Sciences Program Fargo, North Dakota</text:p>
            <text:p>12037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orth Dakota (Bismarck) Program Bismarck, North Dakota</text:p>
            <text:p>12037212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545" calcext:value-type="percentage">
            <text:p>95.4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tru Health System (Grand Forks) Program Grand Forks, North Dakota</text:p>
            <text:p>12037312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orth Dakota (Minot) Program Minot, North Dakota</text:p>
            <text:p>12037312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Elizabeth Boardman Hospital Program Boardman, Ohio</text:p>
            <text:p>1203800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ttering Health Network/Grandview Medical Center Program Dayton, Ohio</text:p>
            <text:p>1203800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octors Hospital/Ohiohealth Program Grove City, Ohio</text:p>
            <text:p>12038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ena Regional Medical Center Program Chillicothe, Ohio</text:p>
            <text:p>12038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Reserve Hospital Program Cuyahoga Falls, Ohio</text:p>
            <text:p>12038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irelands Regional Medical Center Program Sandusky, Ohio</text:p>
            <text:p>12038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ttering Health Network Program Beavercreek, Ohio</text:p>
            <text:p>12038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ublin Methodist Hospital Program Dublin, Ohio</text:p>
            <text:p>1203800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hioHealth/O'Bleness Hospital Program Athens, Ohio</text:p>
            <text:p>12038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Hospitals Osteopathic Consortium (UHOC/Westlake) Program Westlake, Ohio</text:p>
            <text:p>12038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Luke's Hospital Program Perrysburg, Ohio</text:p>
            <text:p>12038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Hospitals Osteopathic Consortium (UHOC/Richmond Heights) Program Richmond Heights, Ohio</text:p>
            <text:p>12038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irfield Medical Center Program Lancaster, Ohio</text:p>
            <text:p>1203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ealth System Program Marietta, Ohio</text:p>
            <text:p>12038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Liverpool City Hospital Program East Liverpool, Ohio</text:p>
            <text:p>1203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Rita's Medical Center Program Lima, Ohio</text:p>
            <text:p>12038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ultman Hospital/NEOMED Program Canton, Ohio</text:p>
            <text:p>12038112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se Western Reserve University/University Hospitals Case Medical Center Program Cleveland, Ohio</text:p>
            <text:p>12038112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se Western Reserve University (MetroHealth) Program Cleveland, Ohio</text:p>
            <text:p>12038112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" calcext:value-type="percentage">
            <text:p>96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irview Hospital/Cleveland Clinic Program Lakewood, Ohio</text:p>
            <text:p>12038112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Elizabeth Health Center/NEOUCOM Program Youngstown, Ohio</text:p>
            <text:p>12038112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Reserve Health Education/NEOMED Program Youngstown, Ohio</text:p>
            <text:p>12038113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oledo Program Toledo, Ohio</text:p>
            <text:p>1203813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mma Health System/NEOUCOM Program Akron, Ohio</text:p>
            <text:p>12038212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rist Hospital/University of Cincinnati College of Medicine Program Cincinnati, Ohio</text:p>
            <text:p>12038212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hio State University Hospital Program Columbus, Ohio</text:p>
            <text:p>12038212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iverside Methodist Hospitals (OhioHealth) Program Columbus, Ohio</text:p>
            <text:p>12038212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oledo Hospital Program Toledo, Ohio</text:p>
            <text:p>12038212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mma Barberton Hospital/NEOUCOM Program Barberton, Ohio</text:p>
            <text:p>12038214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Health (Bethesda North Hospital) Program Cincinnati, Ohio</text:p>
            <text:p>12038214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kron General Medical Center/NEOMED Program Akron, Ohio</text:p>
            <text:p>12038312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ant Medical Center (OhioHealth) Program Columbus, Ohio</text:p>
            <text:p>12038312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right State University/Dayton Community Hospitals Program Dayton, Ohio</text:p>
            <text:p>12038312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83" calcext:value-type="percentage">
            <text:p>95.8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St. Vincent Medical Center/Mercy Health Partners Program Toledo, Ohio</text:p>
            <text:p>12038312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 Carmel Program Westerville, Ohio</text:p>
            <text:p>12038322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 (Tulsa) Program Tulsa, Oklahoma</text:p>
            <text:p>12039006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steopathic Medical Education Consortium of Oklahoma (OMECO/Tulsa) Program Tulsa, Oklahoma</text:p>
            <text:p>12039006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steopathic Medical Education Consortium of Oklahoma (OMECO/Talihina) Program Talihina, Oklahoma</text:p>
            <text:p>12039006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 (Lawton) Program Lawton, Oklahoma</text:p>
            <text:p>1203900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 (Tahlequah) Program Tahlequah, Oklahoma</text:p>
            <text:p>12039006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 (McAlester) Program McAlester, Oklahoma</text:p>
            <text:p>12039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steopathic Medical Education Consortium of Oklahoma (OMECO/Chickasaw Nation Medical Center) Program Ada, Oklahoma</text:p>
            <text:p>12039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 (Durant) Program Durant, Oklahoma</text:p>
            <text:p>12039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klahoma State University Center for Health Sciences/Cherokee Nation Program Tahlequah, Oklahoma</text:p>
            <text:p>12039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shall Community Health Consortium Program Gallipolis, Ohio</text:p>
            <text:p>12039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Oklahoma Health Sciences Center Program Oklahoma City, Oklahoma</text:p>
            <text:p>12039212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Oklahoma College of Medicine-Tulsa Program Tulsa, Oklahoma</text:p>
            <text:p>12039212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67" calcext:value-type="percentage">
            <text:p>97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 His Image at St. John Medical Center Program Tulsa, Oklahoma</text:p>
            <text:p>12039214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Anthony Hospital Program Oklahoma City, Oklahoma</text:p>
            <text:p>12039215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63" calcext:value-type="percentage">
            <text:p>96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tegris Baptist Medical Center/Great Plains Program Oklahoma City, Oklahoma</text:p>
            <text:p>12039215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Oklahoma College of Medicine-Tulsa Rural Program Bartlesville, Oklahoma</text:p>
            <text:p>12039216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Oklahoma Health Sciences Center (Lawton) Program Lawton, Oklahoma</text:p>
            <text:p>12039216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375" calcext:value-type="percentage">
            <text:p>93.7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ealth &amp; Services/Hood River Rural Program Hood River, Oregon</text:p>
            <text:p>12040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maritan Health Services-Corvallis Program Corvallis, Oregon</text:p>
            <text:p>12040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 Program Roseburg, Oregon</text:p>
            <text:p>12040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egon Health &amp; Science University Hospital Program Hillsboro, Oregon</text:p>
            <text:p>12040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egon Health &amp; Science University Program Portland, Oregon</text:p>
            <text:p>12040213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egon Health &amp; Science University (Cascades East) Program Klamath Falls, Oregon</text:p>
            <text:p>12040215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ealth &amp; Services-Oregon/Milwaukie Hospital Program Milwaukie, Oregon</text:p>
            <text:p>12040216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nn State Milton S Hershey Medical Center Program State College, Pennsylvania</text:p>
            <text:p>12041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Pinnacle Lititz Program Lititz, Pennsylvania</text:p>
            <text:p>12041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in Line Heath System/Lankenau Medical Center Program Bala Cynwyd, Pennsylvania</text:p>
            <text:p>12041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llspan Health Program Lebanon, Pennsylvania</text:p>
            <text:p>1204100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nn State Milton S. Hershey Medical Center Program Reading, Pennsylvania</text:p>
            <text:p>1204100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right Center for Graduate Medical Education (Scranton) Program Scranton, Pennsylvania</text:p>
            <text:p>12041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burban Community Hospital Program Norristown, Pennsylvania</text:p>
            <text:p>12041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Pinnacle Hospitals Program Harrisburg, Pennsylvania</text:p>
            <text:p>12041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, Inc. (MSOPTI) (Cornerstone Care Teaching Health Center) Program Mount Morris, Pennsylvania</text:p>
            <text:p>1204100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333" calcext:value-type="percentage">
            <text:p>8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efferson Health Northeast Program Philadelphia, Pennsylvania</text:p>
            <text:p>1204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31" calcext:value-type="percentage">
            <text:p>92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burban Community Hospital (Lower Bucks Hospital) Program Bristol, Pennsylvania</text:p>
            <text:p>1204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Medical Education Program Farrell, Pennsylvania</text:p>
            <text:p>1204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ke Erie College of Osteopathic Medicine Program Erie, Pennsylvania</text:p>
            <text:p>1204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adville Medical Center Program Meadville, Pennsylvania</text:p>
            <text:p>12041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larion Hospital Program Clarion, Pennsylvania</text:p>
            <text:p>12041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6667" calcext:value-type="percentage">
            <text:p>66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isinger Health System (Lewistown) Program Lewistown, Pennsylvania</text:p>
            <text:p>12041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Luke's Hospital Rural Program Coaldale, Pennsylvania</text:p>
            <text:p>12041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bert Einstein Healthcare Network Program Norristown, Pennsylvania</text:p>
            <text:p>12041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nn Highlands Dubois Program DuBois, Pennsylvania</text:p>
            <text:p>12041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Luke's Hospital-Anderson Campus Program Easton, Pennsylvania</text:p>
            <text:p>12041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exel University College of Medicine/Tower Health Program Philadelphia, Pennsylvania</text:p>
            <text:p>12041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mple University Hospital Program Philadelphia, Pennsylvania</text:p>
            <text:p>12041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bington Memorial Hospital Program Jenkintown, Pennsylvania</text:p>
            <text:p>12041112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Altoona Altoona, Pennsylvania</text:p>
            <text:p>12041112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444" calcext:value-type="percentage">
            <text:p>94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Vincent Health Center Program Erie, Pennsylvania</text:p>
            <text:p>12041112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3" calcext:value-type="percentage">
            <text:p>96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emaugh Valley Memorial Hospital Program Johnstown, Pennsylvania</text:p>
            <text:p>12041112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trobe Area Hospital Program Latrobe, Pennsylvania</text:p>
            <text:p>12041112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York Hospital Program York, Pennsylvania</text:p>
            <text:p>12041112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ncaster General Hospital Program Lancaster, Pennsylvania</text:p>
            <text:p>12041122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Medical Education (McKeesport Hospital) Program McKeesport, Pennsylvania</text:p>
            <text:p>12041122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" calcext:value-type="percentage">
            <text:p>97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Medical Education (St. Margaret Hospital) Program Pittsburgh, Pennsylvania</text:p>
            <text:p>12041122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PMC Medical Education (Presbyterian Shadyside Hospital) Program Pittsburgh, Pennsylvania</text:p>
            <text:p>12041122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ading Hospital and Medical Center Program West Reading, Pennsylvania</text:p>
            <text:p>12041122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shington Health System Family Medicine Residency Program Washington, Pennsylvania</text:p>
            <text:p>12041122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412" calcext:value-type="percentage">
            <text:p>94.1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isinger Health System Program Wilkes Barre, Pennsylvania</text:p>
            <text:p>1204112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cred Heart Hospital/Temple University (Allentown) Program Allentown, Pennsylvania</text:p>
            <text:p>12041212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omas Jefferson University Program Philadelphia, Pennsylvania</text:p>
            <text:p>12041212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right Center for Graduate Medical Education Program Kingston, Pennsylvania</text:p>
            <text:p>12041212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3" calcext:value-type="percentage">
            <text:p>97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enter (Beaver) Program Beaver Falls, Pennsylvania</text:p>
            <text:p>12041214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rozer-Chester Medical Center Program Springfield, Pennsylvania</text:p>
            <text:p>12041214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83" calcext:value-type="percentage">
            <text:p>97.8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nn State Milton S. Hershey Medical Center Program-Family Medicine Hershey, Pennsylvania</text:p>
            <text:p>12041215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67" calcext:value-type="percentage">
            <text:p>97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obert Packer Hospital/Guthrie Program Sayre, Pennsylvania</text:p>
            <text:p>12041215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ehigh Valley Health Network/University of South Florida College of Medicine Program Allentown, Pennsylvania</text:p>
            <text:p>1204121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Luke's Hospital Program Bethlehem, Pennsylvania</text:p>
            <text:p>12041216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Pennsylvania Program Philadelphia, Pennsylvania</text:p>
            <text:p>12041216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legheny General Hospital-Western Pennsylvania Hospital Med Ed Consortium (Forbes Hospital) Program Monroeville, Pennsylvania</text:p>
            <text:p>12041222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yn Mawr Hospital Program Bryn Mawr, Pennsylvania</text:p>
            <text:p>12041312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estnut Hill Hospital Program Philadelphia, Pennsylvania</text:p>
            <text:p>12041312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squehanna Health System/Williamsport Hospital and Medical Center Program Williamsport, Pennsylvania</text:p>
            <text:p>12041312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697" calcext:value-type="percentage">
            <text:p>96.9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exel University College of Medicine/Hahnemann University Hospital Program Philadelphia, Pennsylvania</text:p>
            <text:p>12041315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milton Medical Center Program Dalton, Georgia</text:p>
            <text:p>12042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 Ramon E Betances Hospital-Mayaguez Medical Center Program Mayaguez, Puerto Rico</text:p>
            <text:p>12042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Puerto Rico Program Loiza, Puerto Rico</text:p>
            <text:p>12042212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 Alejandro Otero Lopez Hospital Program Manati, Puerto Rico</text:p>
            <text:p>12042215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ella Vista Hospital Program Mayaguez, Puerto Rico</text:p>
            <text:p>12042216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nt Hospital Program Warwick, Rhode Island</text:p>
            <text:p>1204300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ospital of Rhode Island/Brown University Program Pawtucket, Rhode Island</text:p>
            <text:p>12043212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and Strand Regional Medical Center Program Myrtle Beach, South Carolina</text:p>
            <text:p>12045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delands Health Program Myrtle Beach, South Carolina</text:p>
            <text:p>12045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metto Health Program Sumter, South Carolina</text:p>
            <text:p>12045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enville Health System/University of South Carolina (Greer) Program Greer, South Carolina</text:p>
            <text:p>12045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enville Health System/University of South Carolina (Seneca) Program Seneca, South Carolina</text:p>
            <text:p>12045006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mpbell University (Conway) Program Conway, South Carolina</text:p>
            <text:p>12045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eod Regional Medical Center (Rural) Program Florence, South Carolina</text:p>
            <text:p>12045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University of South Carolina College of Medicine Program Charleston, South Carolina</text:p>
            <text:p>12045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nMed Health (Anderson) Program Anderson, South Carolina</text:p>
            <text:p>1204511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08" calcext:value-type="percentage">
            <text:p>98.0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isma Health-Midlands/University of South Carolina School of Medicine-Columbia (Columbia) Program Columbia, South Carolina</text:p>
            <text:p>12045112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isma Health-Upstate/University of South Carolina School of Medicine Greenville (Greenville) Program Greenville, South Carolina</text:p>
            <text:p>12045112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artanburg Regional Healthcare System Program Spartanburg, South Carolina</text:p>
            <text:p>12045112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dent Medical Center/Medical University of South Carolina Program Charleston, South Carolina</text:p>
            <text:p>12045212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eod Regional Medical Center Program Florence, South Carolina</text:p>
            <text:p>12045213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lf Regional Healthcare/Greenwood Program Greenwood, South Carolina</text:p>
            <text:p>12045213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nMed Health (Anderson) Rural Program Seneca, South Carolina</text:p>
            <text:p>1204521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9167" calcext:value-type="percentage">
            <text:p>91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er for Family Medicine Program Pierre, South Dakota</text:p>
            <text:p>12046005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er for Family Medicine (Sioux Falls) Program Sioux Falls, South Dakota</text:p>
            <text:p>12046112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apid City Hospital Program Rapid City, South Dakota</text:p>
            <text:p>12046215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urrection Health Program Memphis, Tennessee</text:p>
            <text:p>12047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NNESSEE COLLEGE OF MEDICINE AT MURFREESBORO PROGRAM</text:p>
            <text:p>Murfreesboro, Tennessee</text:p>
            <text:p>12047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ptist Memorial Hospital Program Memphis, Tennessee</text:p>
            <text:p>12047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Healthcare/Tristar Nashville Program Hendersonville, Tennessee</text:p>
            <text:p>12047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Healthcare/Tristar Southern Hills Medical Center Program Nashville, Tennessee</text:p>
            <text:p>12047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nnessee Medical Center at Knoxville Program Knoxville, Tennessee</text:p>
            <text:p>12047112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nnessee (Jackson) Program Jackson, Tennessee</text:p>
            <text:p>12047212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Tennessee State University (Johnson City) Program Johnson City, Tennessee</text:p>
            <text:p>12047214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8182" calcext:value-type="percentage">
            <text:p>81.8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nnessee/Saint Francis Program Memphis, Tennessee</text:p>
            <text:p>12047214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harry Medical College Program Nashville, Tennessee</text:p>
            <text:p>12047214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Tennessee State University (Bristol) Program Bristol, Tennessee</text:p>
            <text:p>12047312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Tennessee State University (Kingsport) Program Kingsport, Tennessee</text:p>
            <text:p>12047312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nnessee College of Medicine at Chattanooga Program Chattanooga, Tennessee</text:p>
            <text:p>12047315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laza Medical Center of Fort Worth Program Fort Worth, Texas</text:p>
            <text:p>12048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3" calcext:value-type="percentage">
            <text:p>96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RGV (DHR) Program McAllen, Texas</text:p>
            <text:p>12048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Tar Healthcare System Program Victoria, Texas</text:p>
            <text:p>12048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Health Science Center at Tyler Pittsburg, Texas</text:p>
            <text:p>12048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Rio Grande Valley (Knapp) Program Mercedes, Texas</text:p>
            <text:p>12048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A&amp;M College of Medicine-Scott and White Medical Center (Round Rock) Program Round Rock, Texas</text:p>
            <text:p>12048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oma Medical Center Program Denison, Texas</text:p>
            <text:p>12048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Institute for Graduate Medical Education and Research (TIGMER) Program San Antonio, Texas</text:p>
            <text:p>12048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Institute for Graduate Medical Education and Research (TIGMER)/Laredo Medical Center Program Laredo, Texas</text:p>
            <text:p>1204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Gulf Coast Education Consortium Program Houston, Texas</text:p>
            <text:p>12048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Institute for Graduate Medical Education and Research (TIGMER) Abilene Program Abilene, Texas</text:p>
            <text:p>12048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Medical City Arlington Program Arlington, Texas</text:p>
            <text:p>12048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Health Science Center at Tyler (Athens) Program Athens, Texas</text:p>
            <text:p>12048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at Austin Dell Medical School Program Austin, Texas</text:p>
            <text:p>12048113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lor College of Medicine Program Houston, Texas</text:p>
            <text:p>12048113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Tech University Health Sciences Center Paul L. Foster School of Medicine Program El Paso, Texas</text:p>
            <text:p>12048113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RGV (MMC) Program McAllen, Texas</text:p>
            <text:p>12048113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ennan County Medical Education and Research Foundation Program Waco, Texas</text:p>
            <text:p>12048113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Medical Branch Hospitals Program Galveston, Texas</text:p>
            <text:p>12048213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ermann Hospital System Program Sugar Land, Texas</text:p>
            <text:p>12048213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Tech University (Lubbock) Program Lubbock, Texas</text:p>
            <text:p>12048213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Health Science Center at San Antonio Program San Antonio, Texas</text:p>
            <text:p>12048213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Southwestern Medical School Program Dallas, Texas</text:p>
            <text:p>12048213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thodist Health System Dallas Program Dallas, Texas</text:p>
            <text:p>12048214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entral Texas Medical Foundation Program Wichita Falls, Texas</text:p>
            <text:p>12048214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roe Medical Education Foundation Program Conroe, Texas</text:p>
            <text:p>12048214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Tech University (Permian Basin) Program Odessa, Texas</text:p>
            <text:p>12048214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375" calcext:value-type="percentage">
            <text:p>93.7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Health Center at Tyler Program Tyler, Texas</text:p>
            <text:p>12048214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A&amp;M College of Medicine-Scott and White Program Temple, Texas</text:p>
            <text:p>12048214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Texas at Houston Program Houston, Texas</text:p>
            <text:p>12048214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28" calcext:value-type="percentage">
            <text:p>98.2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Tech University (Amarillo) Program Amarillo, Texas</text:p>
            <text:p>12048215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3" calcext:value-type="percentage">
            <text:p>97.7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thodist Hospital (Houston) Program Houston, Texas</text:p>
            <text:p>12048215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lor University Medical Center Program Dallas, Texas</text:p>
            <text:p>12048215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Baptist Medical Center Program Harlingen, Texas</text:p>
            <text:p>12048215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ristus Santa Rosa Health Care Program San Antonio, Texas</text:p>
            <text:p>12048216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arnall Army Medical Center Program Fort Hood, Texas</text:p>
            <text:p>12048216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ristus Spohn Memorial Hospital Program Corpus Christi, Texas</text:p>
            <text:p>12048223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49" calcext:value-type="percentage">
            <text:p>96.49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 Peter Smith Hospital (Tarrant County Hospital District) Program Fort Worth, Texas</text:p>
            <text:p>12048313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1" calcext:value-type="float">
            <text:p>2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xas A&amp;M Health Science Center/Bryan-College Station Program Bryan, Texas</text:p>
            <text:p>12048316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Utah Health Salt Lake City, Utah</text:p>
            <text:p>12049213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Kay-Dee Hospital Center Program Ogden, Utah</text:p>
            <text:p>12049214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Mark's Health Care Foundation Program Salt Lake City, Utah</text:p>
            <text:p>12049215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tah Valley Regional Medical Center Program Provo, Utah</text:p>
            <text:p>12049215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14" calcext:value-type="percentage">
            <text:p>97.1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Vermont College of Medicine Milton, Vermont</text:p>
            <text:p>12050213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n Secours Richmond Health System (Blackstone Rural) Program Blackstone, Virginia</text:p>
            <text:p>12051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vah Health-Danville Program Danville, Virginia</text:p>
            <text:p>12051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ston Memorial Hospital Program Abingdon, Virginia</text:p>
            <text:p>12051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llmont Health System - Lonesome Pine Hospital Program Big Stone Gap, Virginia</text:p>
            <text:p>12051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COM/LGHM GME Consortium Program Blacksburg, Virginia</text:p>
            <text:p>12051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ewisgale Medical Center Program Roanoke, Virginia</text:p>
            <text:p>1205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Virginia Program Charlottesville, Virginia</text:p>
            <text:p>12051113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rginia Commonwealth University Health System (Chesterfield) Program Richmond, Virginia</text:p>
            <text:p>12051113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ova Fairfax Medical Campus Program Fairfax, Virginia</text:p>
            <text:p>12051113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ilion Clinic-Virginia Tech Carilion School of Medicine Program Roanoke, Virginia</text:p>
            <text:p>12051113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tional Capital Consortium (Fort Belvoir Community Hospital) Program Fort Belvoir, Virginia</text:p>
            <text:p>12051120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 Health Program Lynchburg, Virginia</text:p>
            <text:p>12051213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ern Virginia Medical School Program Norfolk, Virginia</text:p>
            <text:p>12051213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ern Virginia Medical School (Portsmouth) Program Portsmouth, Virginia</text:p>
            <text:p>12051214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3" calcext:value-type="percentage">
            <text:p>96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Health System/Medical College of Virginia/Virginia Commonwealth University Program Front Royal, Virginia</text:p>
            <text:p>12051216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CU/Riverside Regional Medical Center Program Newport News, Virginia</text:p>
            <text:p>12051313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rginia Commonwealth University-Bon Secours (St. Francis) Program Midlothian, Virginia</text:p>
            <text:p>1205131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ultiCare Good Samaritan Hospital Program Puyallup, Washington</text:p>
            <text:p>12054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dlec Regional Medical Center Program Richland, Washington</text:p>
            <text:p>12054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Care Program Tacoma, Washington</text:p>
            <text:p>12054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Peter Hospital Program Chehalis, Washington</text:p>
            <text:p>12054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a Mar Community Health Centers Program Marysville, Washington</text:p>
            <text:p>12054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Medical Center Rural Program Seattle, Washington</text:p>
            <text:p>12054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kagit Regional Health Program Mt. Vernon, Washington</text:p>
            <text:p>12054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rrison Medical Center Program Bremerton, Washington</text:p>
            <text:p>12054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os Health Program Kennewick, Washington</text:p>
            <text:p>12054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ashington School of Medicine Rural Program Seattle, Washington</text:p>
            <text:p>12054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Yakima Valley Farm Workers Clinic Program Grandview, Washington</text:p>
            <text:p>12054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uyallup Tribal Health Authority Program Tacoma, Washington</text:p>
            <text:p>1205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Peter Hospital (Elma) Program Elma, Washington</text:p>
            <text:p>1205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digan Healthcare System Program Tacoma, Washington</text:p>
            <text:p>12054210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Washington Program Seattle, Washington</text:p>
            <text:p>12054213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Medical Center/Cherry Hill Program Seattle, Washington</text:p>
            <text:p>12054213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Sacred Heart Medical Center/University of Washington School of Medicine Program Spokane, Washington</text:p>
            <text:p>12054213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Medical Center Program Renton, Washington</text:p>
            <text:p>12054214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Bremerton) Program Bremerton, Washington</text:p>
            <text:p>12054214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Peter Hospital Program Olympia, Washington</text:p>
            <text:p>12054214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of Central Washington Program Yakima, Washington</text:p>
            <text:p>12054215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65" calcext:value-type="percentage">
            <text:p>95.6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eaceHealth Southwest Medical Center Program Vancouver, Washington</text:p>
            <text:p>12054215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Sacred Heart Medical Center/University of Washington School of Medicine (Rural) Program Spokane, Washington</text:p>
            <text:p>12054215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Medical Center (First Hill) Program Seattle, Washington</text:p>
            <text:p>12054313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ashington Program Seattle, Washington</text:p>
            <text:p>12054313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ulticare Medical Center Program Tacoma, Washington</text:p>
            <text:p>12054313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, Inc. (MSOPTI) (Greenbrier Valley Medical Center) Program Ronceverte, West Virginia</text:p>
            <text:p>12055005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 (MSOPTI)/Access Health Teaching Health Center Program Beckley, West Virginia</text:p>
            <text:p>12055005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 (MSOPTI)/Bluefield Regional Medical Center Program Bluefield, West Virginia</text:p>
            <text:p>1205500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Virginia University Program Morgantown, West Virginia</text:p>
            <text:p>12055113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arleston Area Medical Center/West Virginia University (Charleston Division) Program Charleston, West Virginia</text:p>
            <text:p>12055113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shall University School of Medicine Program Huntington, West Virginia</text:p>
            <text:p>12055213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Virginia University Rural Program Harpers Ferry, West Virginia</text:p>
            <text:p>12055215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ted Hospital Center Program Bridgeport, West Virginia</text:p>
            <text:p>12055223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eeling Hospital Program Wheeling, West Virginia</text:p>
            <text:p>12055223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undersen Lutheran Medical Foundation Program La Crosse, Wisconsin</text:p>
            <text:p>12056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yo Clinic College of Medicine Program Eau Claire, Wisconsin</text:p>
            <text:p>1205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urora Health Care Program Elkhorn, Wisconsin</text:p>
            <text:p>12056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Wisconsin Affiliated Hospitals (Froedtert Menomonee Falls) Program Menomonee Falls, Wisconsin</text:p>
            <text:p>12056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Rockford/Monroe Clinic-Rural Program Monroe, Wisconsin</text:p>
            <text:p>12056006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ill OPTI/MCW-Prevea Program Green Bay, Wisconsin</text:p>
            <text:p>1205600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yo Clinic Health System-Franciscan Healthcare Program La Crosse, Wisconsin</text:p>
            <text:p>12056113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isconsin (Madison) Program Madison, Wisconsin</text:p>
            <text:p>12056113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urora Health Care (Waukesha) Program Waukesha, Wisconsin</text:p>
            <text:p>12056213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urora Health Care Program Milwaukee, Wisconsin</text:p>
            <text:p>12056213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isconsin (Wausau) Program Wausau, Wisconsin</text:p>
            <text:p>12056213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ealth System Program Janesville, Wisconsin</text:p>
            <text:p>12056215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isconsin (Baraboo) Rural Program Baraboo, Wisconsin</text:p>
            <text:p>12056216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Wisconsin Affiliated Hospitals (Columbia-St Mary's) Program Milwaukee, Wisconsin</text:p>
            <text:p>1205621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isconsin (Eau Claire) Program Eau Claire, Wisconsin</text:p>
            <text:p>12056313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Wisconsin Affiliated Hospitals (St Joseph) Program Milwaukee, Wisconsin</text:p>
            <text:p>12056313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" calcext:value-type="percentage">
            <text:p>96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Wisconsin Affiliated Hospitals (Fox Valley) Program Appleton, Wisconsin</text:p>
            <text:p>12056313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yoming College of Health Sciences Program Casper, Wyoming</text:p>
            <text:p>1205700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Wyoming (Casper) Program Casper, Wyoming</text:p>
            <text:p>12057123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3:23:10.54225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rstExamAttempts_Program</dc:title>
    <meta:creation-date>2021-04-11T01:02:15</meta:creation-date>
    <dc:date>2021-05-02T13:33:31.651282919</dc:date>
    <meta:generator>LibreOffice/6.4.7.2$Linux_X86_64 LibreOffice_project/40$Build-2</meta:generator>
    <meta:editing-duration>PT10M20S</meta:editing-duration>
    <meta:editing-cycles>2</meta:editing-cycles>
    <meta:document-statistic meta:table-count="1" meta:cell-count="2169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